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fo:font-size="16pt" officeooo:rsid="00183809" officeooo:paragraph-rsid="00183809" style:font-size-asian="16pt" style:font-size-complex="16pt"/>
    </style:style>
    <style:style style:name="P2" style:family="paragraph" style:parent-style-name="Preformatted_20_Text">
      <style:paragraph-properties fo:text-align="start" style:justify-single-word="false"/>
      <style:text-properties fo:color="#000000" style:font-name="Liberation Sans" fo:font-size="12pt" officeooo:rsid="00173fec" officeooo:paragraph-rsid="00173fec" style:font-size-asian="12pt" style:font-size-complex="12pt"/>
    </style:style>
    <style:style style:name="P3" style:family="paragraph" style:parent-style-name="Preformatted_20_Text" style:list-style-name="L2">
      <style:paragraph-properties fo:text-align="start" style:justify-single-word="false"/>
      <style:text-properties fo:color="#000000" style:font-name="Liberation Sans" fo:font-size="12pt" officeooo:rsid="00173fec" officeooo:paragraph-rsid="00173fec" style:font-size-asian="12pt" style:font-size-complex="12pt"/>
    </style:style>
    <style:style style:name="P4" style:family="paragraph" style:parent-style-name="Preformatted_20_Text" style:list-style-name="L2">
      <style:paragraph-properties fo:text-align="start" style:justify-single-word="false"/>
      <style:text-properties fo:color="#000000" style:font-name="Liberation Sans" fo:font-size="12pt" officeooo:rsid="00173fec" officeooo:paragraph-rsid="00183809" style:font-size-asian="12pt" style:font-size-complex="12pt"/>
    </style:style>
    <style:style style:name="P5" style:family="paragraph" style:parent-style-name="Preformatted_20_Text" style:list-style-name="L3">
      <style:paragraph-properties fo:text-align="start" style:justify-single-word="false"/>
      <style:text-properties fo:color="#000000" style:font-name="Liberation Sans" fo:font-size="12pt" officeooo:rsid="00173fec" officeooo:paragraph-rsid="00173fec" style:font-size-asian="12pt" style:font-size-complex="12pt"/>
    </style:style>
    <style:style style:name="P6" style:family="paragraph" style:parent-style-name="Preformatted_20_Text" style:list-style-name="L4">
      <style:paragraph-properties fo:text-align="start" style:justify-single-word="false"/>
      <style:text-properties fo:color="#000000" style:font-name="Liberation Sans" fo:font-size="12pt" officeooo:rsid="00173fec" officeooo:paragraph-rsid="00173fec" style:font-size-asian="12pt" style:font-size-complex="12pt"/>
    </style:style>
    <style:style style:name="P7" style:family="paragraph" style:parent-style-name="Preformatted_20_Text" style:list-style-name="L6">
      <style:paragraph-properties fo:text-align="start" style:justify-single-word="false"/>
      <style:text-properties fo:color="#000000" style:font-name="Liberation Sans" fo:font-size="12pt" officeooo:rsid="00173fec" officeooo:paragraph-rsid="00183809" style:font-size-asian="12pt" style:font-size-complex="12pt"/>
    </style:style>
    <style:style style:name="P8" style:family="paragraph" style:parent-style-name="Preformatted_20_Text" style:list-style-name="L7">
      <style:paragraph-properties fo:text-align="start" style:justify-single-word="false"/>
      <style:text-properties fo:color="#000000" style:font-name="Liberation Sans" fo:font-size="12pt" officeooo:rsid="00173fec" officeooo:paragraph-rsid="00183809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Liberation Sans" fo:font-size="12pt" officeooo:rsid="00173fec" officeooo:paragraph-rsid="00183809" style:font-size-asian="12pt" style:font-size-complex="12pt"/>
    </style:style>
    <style:style style:name="P10" style:family="paragraph" style:parent-style-name="Preformatted_20_Text" style:list-style-name="L5">
      <style:paragraph-properties fo:text-align="start" style:justify-single-word="false"/>
      <style:text-properties fo:color="#000000" style:font-name="Liberation Sans" fo:font-size="12pt" officeooo:rsid="00183809" officeooo:paragraph-rsid="00183809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16pt" officeooo:rsid="00183809" officeooo:paragraph-rsid="00183809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73fec" officeooo:paragraph-rsid="00173fec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73fec" officeooo:paragraph-rsid="00173fec" style:font-size-asian="16pt" style:font-size-complex="16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6pt" officeooo:rsid="00173fec" officeooo:paragraph-rsid="00173fec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73fec" officeooo:paragraph-rsid="00183809" style:font-size-asian="16pt" style:font-size-complex="16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officeooo:rsid="00183809" officeooo:paragraph-rsid="00183809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83809" officeooo:paragraph-rsid="00183809" style:font-size-asian="16pt" style:font-size-complex="16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Liberation Sans" fo:font-size="12pt" officeooo:rsid="00173fec" officeooo:paragraph-rsid="00173fec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ans" fo:font-size="12pt" officeooo:rsid="00173fec" officeooo:paragraph-rsid="0018380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ans" fo:font-size="12pt" officeooo:rsid="00173fec" officeooo:paragraph-rsid="00173fec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ufbau und Funktionsweise eines Prozessors</text:p>
      <text:list xml:id="list3588757450" text:style-name="L1">
        <text:list-header>
          <text:p text:style-name="P14"/>
        </text:list-header>
        <text:list-item>
          <text:p text:style-name="P14">Komponenten eines Prozessors</text:p>
          <text:p text:style-name="P14"/>
        </text:list-item>
      </text:list>
      <text:p text:style-name="P15"><text:s/>Steuerwerk:</text:p>
      <text:list xml:id="list3990588761" text:style-name="L2">
        <text:list-item>
          <text:p text:style-name="P19">Steuert die Abläufe in einem Prozessor</text:p>
        </text:list-item>
        <text:list-item>
          <text:p text:style-name="P4">Dekodiert die Befehle aus dem Speicher</text:p>
        </text:list-item>
        <text:list-item>
          <text:p text:style-name="P4">Ist an alle internen Kommunikationsbusse angeschlossen</text:p>
        </text:list-item>
      </text:list>
      <text:p text:style-name="P9"/>
      <text:p text:style-name="P9">Rechenwerk:</text:p>
      <text:list xml:id="list969691733" text:style-name="L6">
        <text:list-item>
          <text:p text:style-name="P7">Häufig ALU genannt : Arithmetisch Logische Einheit</text:p>
        </text:list-item>
        <text:list-item>
          <text:p text:style-name="P7">Arithmetische Operationen: ADD, SUB, CMP, ...</text:p>
        </text:list-item>
        <text:list-item>
          <text:p text:style-name="P7">Logische Operationen: OR, AND, LSL, LSR, ROR, ROL, …</text:p>
        </text:list-item>
      </text:list>
      <text:p text:style-name="P9"/>
      <text:p text:style-name="P9">Registerwerk:</text:p>
      <text:list xml:id="list2743460290" text:style-name="L7">
        <text:list-item>
          <text:p text:style-name="P8">Register: Schnellste Speichereinheit eines Computers.</text:p>
        </text:list-item>
        <text:list-item>
          <text:p text:style-name="P8">Universalregister :</text:p>
          <text:list>
            <text:list-item>
              <text:p text:style-name="P8">Inhalt veränderbar</text:p>
            </text:list-item>
            <text:list-item>
              <text:p text:style-name="P8">geringe Speicherkapazität</text:p>
            </text:list-item>
          </text:list>
        </text:list-item>
        <text:list-item>
          <text:p text:style-name="P8">Spezialregister:</text:p>
          <text:list>
            <text:list-item>
              <text:p text:style-name="P8">Interne Verwendung</text:p>
            </text:list-item>
            <text:list-item>
              <text:p text:style-name="P8">Stackpointer, Instructionpointer, Flags uvm.</text:p>
              <text:p text:style-name="P8"/>
            </text:list-item>
          </text:list>
        </text:list-item>
      </text:list>
      <text:list xml:id="list185260800159423" text:continue-list="list3588757450" text:style-name="L1">
        <text:list-item>
          <text:p text:style-name="P16">Planung eines Prozessors</text:p>
        </text:list-item>
      </text:list>
      <text:p text:style-name="P17"/>
      <text:p text:style-name="P17">Bestimmung der zu verwendenden Wortlänge:</text:p>
      <text:p text:style-name="P17"/>
      <text:p text:style-name="P11">32 Bit : 00000000000000000000000000000000</text:p>
      <text:p text:style-name="P1"/>
      <text:p text:style-name="P17"/>
      <text:p text:style-name="P13"/>
      <text:p text:style-name="P20"/>
      <text:p text:style-name="P2"/>
      <text:list xml:id="list985385151" text:style-name="L5">
        <text:list-header>
          <text:p text:style-name="P10"/>
          <text:p text:style-name="P10"/>
        </text:list-header>
      </text:list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13"><text:s text:c="4"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8:19:13.054454850</meta:creation-date>
    <dc:date>2018-01-17T18:52:45.326901005</dc:date>
    <meta:editing-duration>PT23M22S</meta:editing-duration>
    <meta:editing-cycles>1</meta:editing-cycles>
    <meta:generator>LibreOffice/5.4.2.2$Linux_X86_64 LibreOffice_project/40m0$Build-2</meta:generator>
    <meta:document-statistic meta:table-count="0" meta:image-count="0" meta:object-count="0" meta:page-count="1" meta:paragraph-count="23" meta:word-count="97" meta:character-count="704" meta:non-whitespace-character-count="639"/>
  </office:meta>
</office:document-meta>
</file>